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087e" officeooo:paragraph-rsid="000e3010"/>
    </style:style>
    <style:style style:name="T1" style:family="text">
      <style:text-properties officeooo:rsid="000ee752"/>
    </style:style>
    <style:style style:name="T2" style:family="text">
      <style:text-properties officeooo:rsid="00120802"/>
    </style:style>
    <style:style style:name="T3" style:family="text">
      <style:text-properties officeooo:rsid="001d3f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text-input text:description="">{{context.university}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20:16:14.082000000</meta:creation-date>
    <dc:date>2020-01-31T21:33:41.087000000</dc:date>
    <meta:editing-duration>PT1H9M9S</meta:editing-duration>
    <meta:editing-cycles>10</meta:editing-cycles>
    <meta:generator>LibreOffice/5.2.5.1$Windows_X86_64 LibreOffice_project/0312e1a284a7d50ca85a365c316c7abbf20a4d22</meta:generator>
    <meta:document-statistic meta:table-count="0" meta:image-count="0" meta:object-count="0" meta:page-count="1" meta:paragraph-count="1" meta:word-count="3" meta:character-count="24" meta:non-whitespace-character-count="24"/>
  </office:meta>
</office:document-meta>
</file>